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2fbea" officeooo:paragraph-rsid="0012fbea"/>
    </style:style>
    <style:style style:name="P2" style:family="paragraph" style:parent-style-name="Standard">
      <style:text-properties officeooo:rsid="0013647a" officeooo:paragraph-rsid="0013647a"/>
    </style:style>
    <style:style style:name="P3" style:family="paragraph" style:parent-style-name="Standard">
      <style:text-properties officeooo:rsid="00141488" officeooo:paragraph-rsid="00141488"/>
    </style:style>
    <style:style style:name="P4" style:family="paragraph" style:parent-style-name="Standard">
      <style:paragraph-properties fo:text-align="center" style:justify-single-word="false"/>
      <style:text-properties officeooo:rsid="00141488" officeooo:paragraph-rsid="00141488"/>
    </style:style>
    <style:style style:name="P5" style:family="paragraph" style:parent-style-name="Standard">
      <style:text-properties officeooo:rsid="0014c0d2" officeooo:paragraph-rsid="0014c0d2"/>
    </style:style>
    <style:style style:name="P6" style:family="paragraph" style:parent-style-name="Standard">
      <style:text-properties officeooo:rsid="0015e12d" officeooo:paragraph-rsid="0015e12d"/>
    </style:style>
    <style:style style:name="P7" style:family="paragraph" style:parent-style-name="Standard">
      <style:text-properties officeooo:rsid="0019af53" officeooo:paragraph-rsid="0019af53"/>
    </style:style>
    <style:style style:name="P8" style:family="paragraph" style:parent-style-name="Standard">
      <style:text-properties officeooo:rsid="0019af53" officeooo:paragraph-rsid="001f0b8f"/>
    </style:style>
    <style:style style:name="P9" style:family="paragraph" style:parent-style-name="Standard">
      <style:text-properties officeooo:paragraph-rsid="002453f4"/>
    </style:style>
    <style:style style:name="P10" style:family="paragraph" style:parent-style-name="Standard">
      <style:text-properties officeooo:paragraph-rsid="002556ba"/>
    </style:style>
    <style:style style:name="P11" style:family="paragraph" style:parent-style-name="Standard">
      <style:text-properties officeooo:paragraph-rsid="0026afb1"/>
    </style:style>
    <style:style style:name="P12" style:family="paragraph" style:parent-style-name="Standard">
      <style:text-properties officeooo:paragraph-rsid="002d9d10"/>
    </style:style>
    <style:style style:name="P13" style:family="paragraph" style:parent-style-name="Standard">
      <style:text-properties officeooo:paragraph-rsid="002df7fb"/>
    </style:style>
    <style:style style:name="P14" style:family="paragraph" style:parent-style-name="Standard">
      <style:text-properties officeooo:paragraph-rsid="00353d6a"/>
    </style:style>
    <style:style style:name="P15" style:family="paragraph" style:parent-style-name="Standard">
      <style:text-properties officeooo:paragraph-rsid="003a697f"/>
    </style:style>
    <style:style style:name="P16" style:family="paragraph" style:parent-style-name="Standard">
      <style:text-properties officeooo:paragraph-rsid="003c7109"/>
    </style:style>
    <style:style style:name="P17" style:family="paragraph" style:parent-style-name="Standard">
      <style:paragraph-properties fo:text-align="center" style:justify-single-word="false"/>
      <style:text-properties fo:font-weight="bold" officeooo:rsid="0012fbea" officeooo:paragraph-rsid="0012fbea" style:font-weight-asian="bold" style:font-weight-complex="bold"/>
    </style:style>
    <style:style style:name="P18" style:family="paragraph" style:parent-style-name="Standard">
      <style:text-properties fo:font-weight="bold" officeooo:rsid="0012fbea" officeooo:paragraph-rsid="0012fbea" style:font-weight-asian="bold" style:font-weight-complex="bold"/>
    </style:style>
    <style:style style:name="P19" style:family="paragraph" style:parent-style-name="Standard">
      <style:paragraph-properties fo:text-align="center" style:justify-single-word="false"/>
      <style:text-properties fo:font-weight="bold" officeooo:rsid="00141488" officeooo:paragraph-rsid="00141488" style:font-weight-asian="bold" style:font-weight-complex="bold"/>
    </style:style>
    <style:style style:name="P20" style:family="paragraph" style:parent-style-name="Standard">
      <style:text-properties fo:font-weight="bold" officeooo:rsid="0019af53" officeooo:paragraph-rsid="0019af53" style:font-weight-asian="bold" style:font-weight-complex="bold"/>
    </style:style>
    <style:style style:name="P21" style:family="paragraph" style:parent-style-name="Standard">
      <style:text-properties style:text-underline-style="none" fo:font-weight="bold" officeooo:rsid="0012fbea" officeooo:paragraph-rsid="0012fbea" style:font-weight-asian="bold" style:font-weight-complex="bold"/>
    </style:style>
    <style:style style:name="T1" style:family="text">
      <style:text-properties style:text-position="super 58%"/>
    </style:style>
    <style:style style:name="T2" style:family="text">
      <style:text-properties style:text-position="super 58%" officeooo:rsid="001afa38"/>
    </style:style>
    <style:style style:name="T3" style:family="text">
      <style:text-properties style:text-position="super 58%" officeooo:rsid="002453f4"/>
    </style:style>
    <style:style style:name="T4" style:family="text">
      <style:text-properties style:text-position="super 58%" officeooo:rsid="0032ac4c"/>
    </style:style>
    <style:style style:name="T5" style:family="text">
      <style:text-properties style:text-position="super 58%" fo:font-weight="bold" style:font-weight-asian="bold" style:font-weight-complex="bold"/>
    </style:style>
    <style:style style:name="T6" style:family="text">
      <style:text-properties officeooo:rsid="0014c0d2"/>
    </style:style>
    <style:style style:name="T7" style:family="text">
      <style:text-properties officeooo:rsid="00167e91"/>
    </style:style>
    <style:style style:name="T8" style:family="text">
      <style:text-properties officeooo:rsid="0019804a"/>
    </style:style>
    <style:style style:name="T9" style:family="text">
      <style:text-properties officeooo:rsid="001afa38"/>
    </style:style>
    <style:style style:name="T10" style:family="text">
      <style:text-properties officeooo:rsid="001f0b8f"/>
    </style:style>
    <style:style style:name="T11" style:family="text">
      <style:text-properties officeooo:rsid="002453f4"/>
    </style:style>
    <style:style style:name="T12" style:family="text">
      <style:text-properties officeooo:rsid="002556ba"/>
    </style:style>
    <style:style style:name="T13" style:family="text">
      <style:text-properties officeooo:rsid="0026afb1"/>
    </style:style>
    <style:style style:name="T14" style:family="text">
      <style:text-properties officeooo:rsid="0028763b"/>
    </style:style>
    <style:style style:name="T15" style:family="text">
      <style:text-properties officeooo:rsid="002fbf65"/>
    </style:style>
    <style:style style:name="T16" style:family="text">
      <style:text-properties officeooo:rsid="0032ac4c"/>
    </style:style>
    <style:style style:name="T17" style:family="text">
      <style:text-properties officeooo:rsid="00353d6a"/>
    </style:style>
    <style:style style:name="T18" style:family="text">
      <style:text-properties officeooo:rsid="0037f637"/>
    </style:style>
    <style:style style:name="T19" style:family="text">
      <style:text-properties officeooo:rsid="003c7109"/>
    </style:style>
    <style:style style:name="T20" style:family="text">
      <style:text-properties officeooo:rsid="003cb3a0"/>
    </style:style>
    <style:style style:name="T21" style:family="text">
      <style:text-properties style:text-underline-style="solid" style:text-underline-width="auto" style:text-underline-color="font-color"/>
    </style:style>
    <style:style style:name="T22" style:family="text">
      <style:text-properties style:text-underline-style="none"/>
    </style:style>
    <style:style style:name="T23" style:family="text">
      <style:text-properties style:text-underline-style="none"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officeooo:rsid="001f0b8f" style:font-weight-asian="bold" style:font-weight-complex="bold"/>
    </style:style>
    <style:style style:name="T26" style:family="text">
      <style:text-properties fo:font-weight="bold" officeooo:rsid="0026afb1" style:font-weight-asian="bold" style:font-weight-complex="bold"/>
    </style:style>
    <style:style style:name="T27" style:family="text">
      <style:text-properties fo:font-weight="bold" officeooo:rsid="002fbf65" style:font-weight-asian="bold" style:font-weight-complex="bold"/>
    </style:style>
    <style:style style:name="T28" style:family="text">
      <style:text-properties fo:font-weight="bold" officeooo:rsid="00353d6a" style:font-weight-asian="bold" style:font-weight-complex="bold"/>
    </style:style>
    <style:style style:name="T29" style:family="text">
      <style:text-properties officeooo:rsid="003d2f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How To Convert Failure To Success.</text:p>
      <text:p text:style-name="P1"/>
      <text:p text:style-name="P18">Romans 8:37. Nay, in all these things we are more than conquerors through him that loved us. </text:p>
      <text:p text:style-name="P21"/>
      <text:p text:style-name="P2"><text:span text:style-name="T23">What is Failure:</text:span> Coming short of the Target or Motive or Objective is called a failure.</text:p>
      <text:p text:style-name="P2"/>
      <text:p text:style-name="P2">Christians sometimes believe they should be immune to failure by virtue of their relationship with God, but the truth is that God often allows us to fail for a variety of reasons. <text:span text:style-name="T8">Job 14:1.</text:span> says, "Man born of woman is of few days and full of trouble.” That doesn’t say “unbelievers” or “the ungodly.” It says man born of woman. What does that mean? Everyone. Life is full of trouble, even for those who belong to God through faith in Christ. We are to expect it.</text:p>
      <text:p text:style-name="P3"/>
      <text:p text:style-name="P19"><text:s/><text:span text:style-name="T20">Five</text:span> Types of Failur<text:span text:style-name="T7">e's</text:span>:</text:p>
      <text:p text:style-name="P4"/>
      <text:p text:style-name="P3"><text:span text:style-name="T24">1. Personal Failure : Luke 5: 5</text:span>. <text:s/>We can see Peter as a personal failure,( draught of fishes) Though he toiled all the night, and have taken nothing.</text:p>
      <text:p text:style-name="P3"/>
      <text:p text:style-name="P3"><text:span text:style-name="T24">2. Family Failure: Ruth 1: 1-3</text:span>. <text:span text:style-name="T6">T</text:span>he family of E-lim'e-lech and Na-o-mi as a family failure. As there was a famine in Moab, <text:span text:style-name="T6">the women (Na-o-mi) was left of her two sons and her husband.</text:span></text:p>
      <text:p text:style-name="P3"/>
      <text:p text:style-name="P5"><text:span text:style-name="T24">3. Team Failure: Luke 5: 1-5.</text:span> Peter with 6 disciples draught of fishes as a team, we toiled all night and have left nothing.</text:p>
      <text:p text:style-name="P5"/>
      <text:p text:style-name="P5"><text:span text:style-name="T24">4. Church Failure: Revelation 2: 4</text:span>. Church of Eph'e-sus has left thy first love.</text:p>
      <text:p text:style-name="P5"/>
      <text:p text:style-name="P6"><text:span text:style-name="T24">5. National Failure: Exodus 32</text:span><text:span text:style-name="T5">nd</text:span><text:span text:style-name="T24"> Chapter.</text:span> Nation of Is'ra-el For thy people which thou broughtest out of the land of Egypt, have corrupted themselves; They turned aside quickly out of the way and have sacrificed thereunto and said, these be thy gods, O Is'ra-el, which have brought thee up out of the land of E'gypt.</text:p>
      <text:p text:style-name="P6"/>
      <text:p text:style-name="P7">We can see most of us are undergoing th<text:span text:style-name="T29">ese five</text:span> types of failures in our personal lifes. Some may be undegoing personal failure and some family failures and some may be undegoing all these kinds of failures. </text:p>
      <text:p text:style-name="P7"/>
      <text:p text:style-name="P20">How to convert failure to Success: </text:p>
      <text:p text:style-name="P20"/>
      <text:p text:style-name="P7">I would like to <text:span text:style-name="T9">bring</text:span> <text:span text:style-name="T24">Five steps to convert Failure into Success. </text:span></text:p>
      <text:p text:style-name="P7"/>
      <text:p text:style-name="P8"><text:span text:style-name="T24">Step 1: Beleive in God:</text:span> First step to convert failure into Success is to beleive in God. Matthew 6:33. But seek ye first <text:s/>the kingdom of God, and his righteouness; and all these things shall be added unto you. <text:span text:style-name="T9">In Matthew 13:7 says, “It is given unto you the mysteries of the Kingdom of Heaven”. Anything and everything must begin with God in our lifes. God is essential for each and every mankind who ever it may be and what ever his position may be, everybody MUST come to God. </text:span></text:p>
      <text:p text:style-name="P8"/>
      <text:p text:style-name="P8"><text:span text:style-name="T9">God never wants to give us failures in our lifes. We should have Faith in God, without faith it is impossible to please him: for he that cometh to God MUST beleive that he is, and that he is a rewarder of them that diligentlty seek him. For instance; Luke 1</text:span><text:span text:style-name="T2">st</text:span><text:span text:style-name="T9"> Chapter The Zacharias and his wife Elisabeth, Beleived in God, both were righteous before God, walking in all the commandments and ordinances of the lord blameless. And they had no child, because that Elisabeth was barreen, and they both were now </text:span><text:soft-page-break/><text:span text:style-name="T9">stricken in years. .... But the angel said unto him, Fear not, Zacharias for thy prayer is heard; and thy wife Elisabeth shall bear thee a son, and thou shalt call his name John. In Luke 1:57. Elisabeth's full time came that should be delivered; and she brought forth a son. </text:span></text:p>
      <text:p text:style-name="P7"/>
      <text:p text:style-name="P9"><text:span text:style-name="T25">Step 2: Be Real/Honest/Sincere</text:span><text:span text:style-name="T10">: God wants us to be honest, real and sincere. </text:span>According as he hath chosen us in him before the foundation of the world, that we should be holy and without blame before him in love. <text:span text:style-name="T11">Ephesians 1:4. </text:span></text:p>
      <text:p text:style-name="P9"/>
      <text:p text:style-name="P11"><text:span text:style-name="T11">In John 21</text:span><text:span text:style-name="T3">st</text:span><text:span text:style-name="T11"> chapter Christ appears to his disciples again. Simon peter saith unto them, I go a fishing. They say unto him, we also go with thee. They went forth, and entered into a ship immediately; and that night they caught nothing. But when the morning was now come, Jeesus stood on the shore: but the diciples knew not that it was Jesus. Then Jesus saith unto them, Children, have ye any meat? They answered him, NO. And he said unto them, cast the net on the right side of the ship, and ye shall find. They cast therefore and now not able to draw it for the multitude of fishes. </text:span></text:p>
      <text:p text:style-name="P11"/>
      <text:p text:style-name="P11"><text:span text:style-name="T11"><text:s/>Even though the disciples knew not that it was Jesus they were Real, Honest and Sincere with their answer. Are we Real, Honest and sincere at our work place, schools and colleges, or with our fellow brethern? In order to get success Be Real, Honest and sincere in each and everything you do weather it may be a small or a big work, God is our Judge he will take care of everything. </text:span></text:p>
      <text:p text:style-name="P13"><text:span text:style-name="T26">Step 3: Be Aware of the Material things in Relation to the God's Word:</text:span></text:p>
      <text:p text:style-name="P10"><text:span text:style-name="T12">Most of the times we skip the church and we skip to read the word of God, due to our BUSY Schedule.</text:span></text:p>
      <text:p text:style-name="P10"><text:span text:style-name="T12">BUSY means BEING UNDER SATANS YOKE. Think of yourself??</text:span></text:p>
      <text:p text:style-name="P10"/>
      <text:p text:style-name="P13"><text:span text:style-name="T26">Step 3: Be Aware of the Material things in Relation to the God's Word:</text:span><text:span text:style-name="T13"> <text:s/></text:span>‘Give God the supreme place in your life<text:span text:style-name="T14">'. The world is full of Lust and we get attracted towards the worldly things easily. Most of the people are easily getting attracted by the Trick of satan called Advertisement. In Book of Job 1:21, Job says, Naked came I out of my mother's womb, and naked shall I return thither. The Birth of Jesus Christ is the Best example for this. We should never do unfair comparisions, God have given us Good strength, good health and Good parents. We should focus on the things above in order to get success in our lifes. Try to live a Simple life rather than Expensive life. </text:span></text:p>
      <text:p text:style-name="P13"/>
      <text:p text:style-name="P15"><text:span text:style-name="T27">Step 4: Beleive In Future:</text:span><text:span text:style-name="T15"> We should always beleive that we have a bright future, never get discouraged <text:s/>with the past. With God All Things are Possible. According to Philippians 4:13. </text:span><text:bookmark text:name="en-KJV-29456"/> I can do all things through Christ which strengtheneth me. <text:span text:style-name="T16">Example; In Genesis 37</text:span><text:span text:style-name="T4">th</text:span><text:span text:style-name="T16"> Chapter we see Joseph was Sold into Egypt unto Potiphar, an officer of Pharoah and captain of the Guard. Even though Joseph was sold by his Own Brothers, he beleived in God, In Gen 39: 2 and the Lord was with Moses and he was a Prosperous man. Joseph beleived in God all things are possible and later we can see in 41: from verse 37 that Joseph was made the Ruler of Egypt. Life of Moses, Ruth, King David from Shepared to King, Fisher man Peter to Apostles, Saul to Paul. In Hebrews 13:5. </text:span><text:bookmark text:name="en-KJV-30247"/> Let your conversation be without covetousness; and be content with such things as ye have: for he hath said, I will never leave thee, nor forsake thee.<text:span text:style-name="T16"> Beleive in future even though you fail, because “Failure is not final” based on your failure God has planned your future.</text:span></text:p>
      <text:p text:style-name="P14"/>
      <text:p text:style-name="P16"><text:span text:style-name="T28">Step 5: Be little the opinion of others in Relation to your Life:</text:span><text:span text:style-name="T17"> We may encounter series of failures in our life's but at last we will become total successful persons. As we all know the life history of Abharam Lincon, he became the President of America, He was the Victories president of America. KFC (Kentaky Fried Chicken ) founder </text:span>Colonel Sanders <text:span text:style-name="T18">his Recipe</text:span> <text:span text:style-name="T18">was denied 1000 times, on 1001 time his recipe was approved and now we know that KFC is all over the world. </text:span></text:p>
      <text:p text:style-name="P16"/>
      <text:p text:style-name="P16"><text:soft-page-break/><text:span text:style-name="T18">Most of the times people around may tell us that we are no fit for nothing, dont worry; Jesus christ is the Lord who can change the failure into success, Beleive in Him and all these righteousness shall be added unto you. In Matthew 7: 1 it says, JUDGE not, That ye be not judged. God Needs you, there is no dustbin with god. According to Isaiah 42:16. </text:span><text:bookmark text:name="en-KJV-18497"/>And I will bring the blind by a way that they knew not; I will lead them in paths that they have not known: I will make darkness light before them, and crooked things straight. These things will I do unto them, and not forsake them. <text:span text:style-name="T19">Beleive on the Future God will do the Rest. <text:s/></text:span></text:p>
      <text:p text:style-name="P13"><text:line-break/></text:p>
      <text:p text:style-name="P1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4T22:57:21.265528323</meta:creation-date>
    <dc:date>2015-11-15T03:36:15.242536002</dc:date>
    <meta:editing-duration>PT4H23M25S</meta:editing-duration>
    <meta:editing-cycles>40</meta:editing-cycles>
    <meta:generator>LibreOffice/4.2.6.3$Linux_X86_64 LibreOffice_project/420$Build-3</meta:generator>
    <meta:document-statistic meta:table-count="0" meta:image-count="0" meta:object-count="0" meta:page-count="3" meta:paragraph-count="26" meta:word-count="1367" meta:character-count="7359" meta:non-whitespace-character-count="5995"/>
  </office:meta>
</office:document-meta>
</file>